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37">
      <style:text-properties style:font-name="Bitstream Vera Sans"/>
    </style:style>
    <style:style style:name="ce10" style:family="table-cell" style:parent-style-name="Default" style:data-style-name="N37">
      <style:table-cell-properties fo:background-color="#ffffff"/>
      <style:text-properties style:font-name="Bitstream Vera Sans"/>
    </style:style>
    <style:style style:name="ce11" style:family="table-cell" style:parent-style-name="Default" style:data-style-name="N37">
      <style:table-cell-properties fo:background-color="transparent"/>
      <style:text-properties style:font-name="Bitstream Vera Sans"/>
    </style:style>
    <style:style style:name="ce12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3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Beta Posted</text:p>
          </table:table-cell>
          <table:table-cell office:value-type="string">
            <text:p>Production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/bos</text:p>
          </table:table-cell>
          <table:table-cell office:value-type="string">
            <text:p>posted</text:p>
          </table:table-cell>
          <table:table-cell/>
          <table:table-cell office:value-type="string">
            <text:p>JSON PART NEEDS REVIEW; john's part beta reviewed 7/3/2008,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style-name="ce9" office:value-type="date" office:date-value="2008-07-08">
            <text:p>07/08/08</text:p>
          </table:table-cell>
          <table:table-cell office:value-type="string">
            <text:p>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/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LAST PART NEEDS REVIEW; john's part 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bos needed; JOHN'S PART ONLY: beta reviewed 7/28/2008, alpha reviewed 5/08/2008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Dons needed; JOHN'S PART ONLY: beta reviewed 7/28/2008</text:p>
          </table:table-cell>
          <table:table-cell table:number-columns-repeated="25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posted</text:p>
          </table:table-cell>
          <table:table-cell table:style-name="ce10" office:value-type="date" office:date-value="2008-07-08">
            <text:p>07/08/08</text:p>
          </table:table-cell>
          <table:table-cell table:style-name="ce4" office:value-type="string">
            <text:p>beta reviewed 7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style-name="ce9" office:value-type="date" office:date-value="2008-07-08">
            <text:p>07/08/08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style-name="ce9" office:value-type="date" office:date-value="2008-07-08">
            <text:p>07/08/08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posted</text:p>
          </table:table-cell>
          <table:table-cell table:style-name="ce11" office:value-type="date" office:date-value="2008-07-08">
            <text:p>07/08/08</text:p>
          </table:table-cell>
          <table:table-cell table:style-name="ce3" office:value-type="string">
            <text:p>beta reviewed 7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office:value-type="string">
            <text:p>posted</text:p>
          </table:table-cell>
          <table:table-cell table:style-name="ce5" table:number-columns-repeated="2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office:value-type="string">
            <text:p>on hold pending ch26 completion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0">
            <text:p>Err:504</text:p>
          </table:table-cell>
          <table:table-cell table:style-name="ce12" table:formula="oooc:=[.E39]/[.D39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4">
            <text:p>14</text:p>
          </table:table-cell>
          <table:table-cell table:style-name="ce8" table:formula="oooc:=DCOUNTA([.A3:.E34];0;[.A48:.B49])" office:value-type="float" office:value="0">
            <text:p>Err:504</text:p>
          </table:table-cell>
          <table:table-cell table:style-name="ce12" table:formula="oooc:=[.E40]/[.D40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4">
            <text:p>4</text:p>
          </table:table-cell>
          <table:table-cell table:style-name="ce8" table:formula="oooc:=DCOUNTA([.A3:.E34];0;[.A50:.B51])" office:value-type="float" office:value="0">
            <text:p>Err:504</text:p>
          </table:table-cell>
          <table:table-cell table:style-name="ce12" table:formula="oooc:=[.E41]/[.D41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0">
            <text:p>Err:504</text:p>
          </table:table-cell>
          <table:table-cell table:style-name="ce12" table:formula="oooc:=[.E42]/[.D42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12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8">
            <text:p>28</text:p>
          </table:table-cell>
          <table:table-cell table:style-name="ce13" table:formula="oooc:=[.E44]/[.D44]" office:value-type="percentage" office:value="0.903225806451613">
            <text:p>90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8">07/28/2008</text:date>, <text:time>17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2-04T01:01:40</meta:creation-date>
    <dc:date>2008-07-28T17:42:54</dc:date>
    <meta:editing-cycles>44</meta:editing-cycles>
    <meta:editing-duration>PT14H59M42S</meta:editing-duration>
    <meta:user-defined meta:name="Info 1"/>
    <meta:user-defined meta:name="Info 2"/>
    <meta:user-defined meta:name="Info 3"/>
    <meta:user-defined meta:name="Info 4"/>
    <meta:document-statistic meta:table-count="3" meta:cell-count="190"/>
  </office:meta>
</office:document-meta>
</file>